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s_X_ISO_2022_CN_CNS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X_ISO_2022_CN_CNS.cs_X_ISO_2022_CN_C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8192">
            <text:p text:style-name="Table_20_Contents">8192</text:p>
          </table:table-cell>
          <table:table-cell office:value-type="float" office:value="0">
            <text:p text:style-name="Table_20_Contents"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